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objectParadise5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bjectParadise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ertia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efficien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ondenser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od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ransistor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imitiv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ompulsiv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ociat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ub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rid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Bo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c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Ir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uro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BS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NA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LCM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HCF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sultan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se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ropell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rawle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orld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i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eb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Graphic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maginary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extua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ystem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ssification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Interfac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anctuary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Reserv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onvent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bjectParadise50" style:display-name="PageStyle_objectParadise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9" meta:object-count="0"/>
    <meta:generator>LibreOfficeDev/6.0.5.2$Linux_X86_64 LibreOffice_project/</meta:generator>
  </office:meta>
</office:document-meta>
</file>